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116c" officeooo:paragraph-rsid="001b116c"/>
    </style:style>
    <style:style style:name="P2" style:family="paragraph" style:parent-style-name="Standard">
      <style:text-properties officeooo:rsid="001b116c" officeooo:paragraph-rsid="001f8774"/>
    </style:style>
    <style:style style:name="P3" style:family="paragraph" style:parent-style-name="Standard">
      <style:text-properties officeooo:rsid="001b116c" officeooo:paragraph-rsid="0022452e"/>
    </style:style>
    <style:style style:name="P4" style:family="paragraph" style:parent-style-name="Standard">
      <style:text-properties officeooo:rsid="001b116c" officeooo:paragraph-rsid="002362b4"/>
    </style:style>
    <style:style style:name="P5" style:family="paragraph" style:parent-style-name="Standard">
      <style:text-properties officeooo:rsid="001b116c" officeooo:paragraph-rsid="002e9c73"/>
    </style:style>
    <style:style style:name="P6" style:family="paragraph" style:parent-style-name="Standard">
      <style:text-properties officeooo:rsid="001b116c" officeooo:paragraph-rsid="003424ea"/>
    </style:style>
    <style:style style:name="P7" style:family="paragraph" style:parent-style-name="Standard">
      <style:text-properties officeooo:rsid="001b116c" officeooo:paragraph-rsid="0035accd"/>
    </style:style>
    <style:style style:name="P8" style:family="paragraph" style:parent-style-name="Standard">
      <style:text-properties officeooo:rsid="001b116c" officeooo:paragraph-rsid="0039bd15"/>
    </style:style>
    <style:style style:name="P9" style:family="paragraph" style:parent-style-name="Standard">
      <style:text-properties officeooo:rsid="001b116c" officeooo:paragraph-rsid="003f871e"/>
    </style:style>
    <style:style style:name="P10" style:family="paragraph" style:parent-style-name="Standard">
      <style:text-properties officeooo:rsid="001b116c" officeooo:paragraph-rsid="004abf25"/>
    </style:style>
    <style:style style:name="P11" style:family="paragraph" style:parent-style-name="Standard">
      <style:text-properties officeooo:rsid="001b8f83" officeooo:paragraph-rsid="001b8f83"/>
    </style:style>
    <style:style style:name="P12" style:family="paragraph" style:parent-style-name="Standard">
      <style:text-properties officeooo:rsid="001f8774" officeooo:paragraph-rsid="001f8774"/>
    </style:style>
    <style:style style:name="P13" style:family="paragraph" style:parent-style-name="Standard">
      <style:text-properties officeooo:rsid="0022452e" officeooo:paragraph-rsid="0022452e"/>
    </style:style>
    <style:style style:name="P14" style:family="paragraph" style:parent-style-name="Standard">
      <style:text-properties officeooo:rsid="00261371" officeooo:paragraph-rsid="00261371"/>
    </style:style>
    <style:style style:name="P15" style:family="paragraph" style:parent-style-name="Standard">
      <style:text-properties officeooo:rsid="002b6e5d" officeooo:paragraph-rsid="002b6e5d"/>
    </style:style>
    <style:style style:name="P16" style:family="paragraph" style:parent-style-name="Standard">
      <style:text-properties officeooo:rsid="001ff3f8" officeooo:paragraph-rsid="0022452e"/>
    </style:style>
    <style:style style:name="P17" style:family="paragraph" style:parent-style-name="Standard">
      <style:text-properties officeooo:rsid="003820bd" officeooo:paragraph-rsid="003820bd"/>
    </style:style>
    <style:style style:name="P18" style:family="paragraph" style:parent-style-name="Standard">
      <style:text-properties officeooo:rsid="0039c3c7" officeooo:paragraph-rsid="0039c3c7"/>
    </style:style>
    <style:style style:name="P19" style:family="paragraph" style:parent-style-name="Standard">
      <style:text-properties officeooo:rsid="00442c8e" officeooo:paragraph-rsid="00442c8e"/>
    </style:style>
    <style:style style:name="P20" style:family="paragraph" style:parent-style-name="Standard">
      <style:text-properties officeooo:rsid="004abf25" officeooo:paragraph-rsid="004abf25"/>
    </style:style>
    <style:style style:name="P21" style:family="paragraph" style:parent-style-name="Standard">
      <style:paragraph-properties fo:break-before="page"/>
      <style:text-properties officeooo:rsid="001b116c" officeooo:paragraph-rsid="001f8774"/>
    </style:style>
    <style:style style:name="T1" style:family="text">
      <style:text-properties officeooo:rsid="001cf197"/>
    </style:style>
    <style:style style:name="T2" style:family="text">
      <style:text-properties officeooo:rsid="001f8774"/>
    </style:style>
    <style:style style:name="T3" style:family="text">
      <style:text-properties officeooo:rsid="001ff3f8"/>
    </style:style>
    <style:style style:name="T4" style:family="text">
      <style:text-properties officeooo:rsid="001ffbf9"/>
    </style:style>
    <style:style style:name="T5" style:family="text">
      <style:text-properties officeooo:rsid="001ffdf6"/>
    </style:style>
    <style:style style:name="T6" style:family="text">
      <style:text-properties officeooo:rsid="00210a34"/>
    </style:style>
    <style:style style:name="T7" style:family="text">
      <style:text-properties officeooo:rsid="00220eaf"/>
    </style:style>
    <style:style style:name="T8" style:family="text">
      <style:text-properties officeooo:rsid="002362b4"/>
    </style:style>
    <style:style style:name="T9" style:family="text">
      <style:text-properties officeooo:rsid="0027d25b"/>
    </style:style>
    <style:style style:name="T10" style:family="text">
      <style:text-properties officeooo:rsid="002b5c69"/>
    </style:style>
    <style:style style:name="T11" style:family="text">
      <style:text-properties officeooo:rsid="002cfe89"/>
    </style:style>
    <style:style style:name="T12" style:family="text">
      <style:text-properties officeooo:rsid="002e9c73"/>
    </style:style>
    <style:style style:name="T13" style:family="text">
      <style:text-properties officeooo:rsid="0036a8f0"/>
    </style:style>
    <style:style style:name="T14" style:family="text">
      <style:text-properties officeooo:rsid="003820bd"/>
    </style:style>
    <style:style style:name="T15" style:family="text">
      <style:text-properties officeooo:rsid="0038b755"/>
    </style:style>
    <style:style style:name="T16" style:family="text">
      <style:text-properties officeooo:rsid="0039bd15"/>
    </style:style>
    <style:style style:name="T17" style:family="text">
      <style:text-properties officeooo:rsid="0039c3c7"/>
    </style:style>
    <style:style style:name="T18" style:family="text">
      <style:text-properties officeooo:rsid="003cda53"/>
    </style:style>
    <style:style style:name="T19" style:family="text">
      <style:text-properties officeooo:rsid="003e551a"/>
    </style:style>
    <style:style style:name="T20" style:family="text">
      <style:text-properties officeooo:rsid="003f871e"/>
    </style:style>
    <style:style style:name="T21" style:family="text">
      <style:text-properties officeooo:rsid="00400c2a"/>
    </style:style>
    <style:style style:name="T22" style:family="text">
      <style:text-properties officeooo:rsid="00417cd7"/>
    </style:style>
    <style:style style:name="T23" style:family="text">
      <style:text-properties officeooo:rsid="0042c30d"/>
    </style:style>
    <style:style style:name="T24" style:family="text">
      <style:text-properties officeooo:rsid="00462afb"/>
    </style:style>
    <style:style style:name="T25" style:family="text">
      <style:text-properties officeooo:rsid="004a20ad"/>
    </style:style>
    <style:style style:name="T26" style:family="text">
      <style:text-properties officeooo:rsid="004abf25"/>
    </style:style>
    <style:style style:name="T27" style:family="text">
      <style:text-properties officeooo:rsid="004d7ff5"/>
    </style:style>
    <style:style style:name="T28" style:family="text">
      <style:text-properties officeooo:rsid="004f7048"/>
    </style:style>
    <style:style style:name="T29" style:family="text">
      <style:text-properties officeooo:rsid="004fe8eb"/>
    </style:style>
    <style:style style:name="T30" style:family="text">
      <style:text-properties officeooo:rsid="00501cf2"/>
    </style:style>
    <style:style style:name="T31" style:family="text">
      <style:text-properties officeooo:rsid="00512472"/>
    </style:style>
    <style:style style:name="T32" style:family="text">
      <style:text-properties officeooo:rsid="00516e3b"/>
    </style:style>
    <style:style style:name="T33" style:family="text">
      <style:text-properties officeooo:rsid="0052948d"/>
    </style:style>
    <style:style style:name="T34" style:family="text">
      <style:text-properties officeooo:rsid="00537c60"/>
    </style:style>
    <style:style style:name="T35" style:family="text">
      <style:text-properties officeooo:rsid="0053fd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-Case: Login</text:p>
      <text:p text:style-name="P1">Actors: Deliverer</text:p>
      <text:p text:style-name="P1">Purpose: Identifizierung des <text:span text:style-name="T6">Deliverers</text:span> der Verbrennungsanlage</text:p>
      <text:p text:style-name="P1">Entry Condition: Start des <text:span text:style-name="T6">Deliverer</text:span>-Client-Programms</text:p>
      <text:p text:style-name="P1">Overview: <text:span text:style-name="T1">Login mit ID und Passwort</text:span></text:p>
      <text:p text:style-name="P1">Exit Condition: <text:span text:style-name="T2">Login erfolgreich oder fehlgeschlagen</text:span></text:p>
      <text:p text:style-name="P1">Includes: ---</text:p>
      <text:p text:style-name="P1">Special Req: ---</text:p>
      <text:p text:style-name="P1">Category: hohe Priorität (2)</text:p>
      <text:p text:style-name="P1">Cross Ref: /<text:span text:style-name="T27">LF20/</text:span></text:p>
      <text:p text:style-name="P1"/>
      <text:p text:style-name="P1">Use-Case: <text:span text:style-name="T2">Create Delivery Report</text:span></text:p>
      <text:p text:style-name="P11">Actors: <text:span text:style-name="T2">Deliverer</text:span></text:p>
      <text:p text:style-name="P12">Purpose: Angabe über Typ und Menge des angelieferten Mülls</text:p>
      <text:p text:style-name="P2">Entry Condition: <text:span text:style-name="T2">Erfolgreicher Login</text:span></text:p>
      <text:p text:style-name="P2">Overview: ---</text:p>
      <text:p text:style-name="P2">Exit Condition: <text:span text:style-name="T2">Angaben wurden korrekt ausgefüllt</text:span></text:p>
      <text:p text:style-name="P2">Includes: <text:span text:style-name="T2">Login</text:span></text:p>
      <text:p text:style-name="P2">Special Req: <text:span text:style-name="T2">Genau eine Müllsorte &amp; Menge muss ausgewählt werden</text:span></text:p>
      <text:p text:style-name="P2">Category: <text:span text:style-name="T2">sehr </text:span>hohe Priorität (<text:span text:style-name="T2">1</text:span>)</text:p>
      <text:p text:style-name="P2">Cross Ref: /<text:span text:style-name="T27">LF20/</text:span></text:p>
      <text:p text:style-name="P2"/>
      <text:p text:style-name="P2">Use-Case: <text:span text:style-name="T3">Submit Delivery Report</text:span></text:p>
      <text:p text:style-name="P2">Actors: Deliverer</text:p>
      <text:p text:style-name="P2">Purpose: <text:span text:style-name="T3">Abschicken des Reports und Anzeige der Müllkosten</text:span></text:p>
      <text:p text:style-name="P2">Entry Condition: <text:span text:style-name="T3">Es wurde gültiger Report erstellt</text:span></text:p>
      <text:p text:style-name="P3">Overview:</text:p>
      <text:p text:style-name="P13">Müllkosten werden ausgerechnet und zum Report hinzugefügt.</text:p>
      <text:p text:style-name="P16">Daten des Reports werden zum Server geschickt, welcher die Daten persistent speichert. Es wird zusätzlich zu den Reportdaten die verwendete Account-ID sowie Datum/Zeit gespeichert.</text:p>
      <text:p text:style-name="P2">Exit Condition: <text:span text:style-name="T4">Report in DB</text:span></text:p>
      <text:p text:style-name="P2">Includes: <text:span text:style-name="T5">Create Delivery Report</text:span></text:p>
      <text:p text:style-name="P2">Special Req: ---</text:p>
      <text:p text:style-name="P2">Category: <text:span text:style-name="T5">sehr </text:span>hohe Priorität (<text:span text:style-name="T5">1</text:span>)</text:p>
      <text:p text:style-name="P2">Cross Ref: /<text:span text:style-name="T27">LF20/</text:span></text:p>
      <text:p text:style-name="P2"/>
      <text:p text:style-name="P2">Use-Case: <text:span text:style-name="T6">Login</text:span></text:p>
      <text:p text:style-name="P2">Actors: <text:span text:style-name="T6">Operator</text:span></text:p>
      <text:p text:style-name="P2">Purpose: Identifizierung des Operators der Verbrennungsanlage</text:p>
      <text:p text:style-name="P2">Entry Condition: Start des Operator-Client-Programms</text:p>
      <text:p text:style-name="P2">Overview: <text:span text:style-name="T1">Login mit ID und Passwort</text:span></text:p>
      <text:p text:style-name="P4">Exit Condition: <text:span text:style-name="T2">Login erfolgreich oder fehlgeschlagen</text:span></text:p>
      <text:p text:style-name="P2">Includes: ---</text:p>
      <text:p text:style-name="P2">Special Req: ---</text:p>
      <text:p text:style-name="P2">Category: <text:span text:style-name="T28">mittlere</text:span> Priorität (<text:span text:style-name="T28">3</text:span>)</text:p>
      <text:p text:style-name="P2">Cross Ref: /<text:span text:style-name="T28">LF70/</text:span></text:p>
      <text:p text:style-name="P2"/>
      <text:p text:style-name="P21"/>
      <text:p text:style-name="P2">Use-Case: <text:span text:style-name="T7">View Delivery Reports</text:span></text:p>
      <text:p text:style-name="P2">Actors: <text:span text:style-name="T7">Operator</text:span></text:p>
      <text:p text:style-name="P2">Purpose: <text:span text:style-name="T7">Informationen über Anlieferungen und Einnahmen daraus</text:span></text:p>
      <text:p text:style-name="P2">Entry Condition: <text:span text:style-name="T8">Erfolgreicher Login</text:span></text:p>
      <text:p text:style-name="P2">Overview:</text:p>
      <text:p text:style-name="P14">Es wird eine Liste bzw. Tabelle der Reportdaten angezeigt</text:p>
      <text:p text:style-name="P2">Exit Condition: ---</text:p>
      <text:p text:style-name="P2">Includes: <text:span text:style-name="T9">Erfolgreicher Login</text:span></text:p>
      <text:p text:style-name="P2">Special Req: <text:span text:style-name="T9">Read-Only</text:span></text:p>
      <text:p text:style-name="P2">Category: <text:span text:style-name="T9">mittlere Priorität (3)</text:span></text:p>
      <text:p text:style-name="P2">Cross Ref: /<text:span text:style-name="T29">LF60/</text:span></text:p>
      <text:p text:style-name="P2"/>
      <text:p text:style-name="P2">Use-Case: <text:span text:style-name="T10">View Waste Storage</text:span></text:p>
      <text:p text:style-name="P2">Actors: <text:s/><text:span text:style-name="T10">Operator</text:span></text:p>
      <text:p text:style-name="P2">Purpose: <text:s/><text:span text:style-name="T10">Anzeige des Mülllagers</text:span></text:p>
      <text:p text:style-name="P2">Entry Condition: <text:span text:style-name="T10">Erfolgreicher Login</text:span></text:p>
      <text:p text:style-name="P2">Overview: </text:p>
      <text:p text:style-name="P15">Es wird eine Liste/Tabelle des gelagerten Mülls (Typen &amp; Menge) angezeigt, der auf die Verbrennung wartet.</text:p>
      <text:p text:style-name="P2">Exit Condition: ---</text:p>
      <text:p text:style-name="P2">Includes: <text:span text:style-name="T11">Erfolgreicher Login</text:span></text:p>
      <text:p text:style-name="P2">Special Req: ---</text:p>
      <text:p text:style-name="P2">Category: <text:span text:style-name="T11">sehr </text:span>hohe Priorität (<text:span text:style-name="T11">1</text:span>)</text:p>
      <text:p text:style-name="P2">Cross Ref: /<text:span text:style-name="T30">LF15/</text:span></text:p>
      <text:p text:style-name="P2"/>
      <text:p text:style-name="P5">Use-Case: <text:span text:style-name="T12">Create Combustion</text:span></text:p>
      <text:p text:style-name="P5">Actors: <text:span text:style-name="T10">Operator</text:span></text:p>
      <text:p text:style-name="P6">Purpose: <text:span text:style-name="T14">Angabe über Typen und Menge des zu verbrennenden Mülls</text:span></text:p>
      <text:p text:style-name="P6">Entry Condition: <text:span text:style-name="T14">Erfolgreicher Login, Müll vorhanden im Lager</text:span></text:p>
      <text:p text:style-name="P6">Overview:</text:p>
      <text:p text:style-name="P17">Es können mehrere Mülltyen und die Menge pro Typ asugewählt werden, wenn die Menge des jeweiligen Typs im Lager vorhanden ist.</text:p>
      <text:p text:style-name="P6">Exit Condition: <text:span text:style-name="T14">Angaben wurden korrekt ausgefüllt</text:span></text:p>
      <text:p text:style-name="P6">Includes: <text:span text:style-name="T14">Erfolgreicher Login</text:span></text:p>
      <text:p text:style-name="P6">Special Req: ---</text:p>
      <text:p text:style-name="P6">Category: <text:span text:style-name="T15">sehr hohe Priotität (1)</text:span></text:p>
      <text:p text:style-name="P6">Cross Ref: /<text:span text:style-name="T31">LF40/</text:span></text:p>
      <text:p text:style-name="P6"/>
      <text:p text:style-name="P7">Use-Case: <text:span text:style-name="T13">Start Combustion</text:span></text:p>
      <text:p text:style-name="P7">Actors: <text:span text:style-name="T10">Operator</text:span></text:p>
      <text:p text:style-name="P7">Purpose: <text:span text:style-name="T16">Starten der Verbrennung</text:span></text:p>
      <text:p text:style-name="P7">Entry Condition: <text:span text:style-name="T16">Es wurde eine gültige Verbrennung erstellt</text:span></text:p>
      <text:p text:style-name="P7">Overview:</text:p>
      <text:p text:style-name="P18">Es werden die CO2-Werte ausgerechnet und dem Report hinzugefügt.</text:p>
      <text:p text:style-name="P7">Exit Condition: <text:span text:style-name="T17">Combustion-Report in DB</text:span></text:p>
      <text:p text:style-name="P7">Includes: <text:span text:style-name="T17">Create Combustion</text:span></text:p>
      <text:p text:style-name="P7">Special Req: <text:span text:style-name="T22">Die Verbrennung kann nur gestartet werden, wenn die vorherige (falls vorhanden) beendet wurde.</text:span></text:p>
      <text:p text:style-name="P8">Category: <text:span text:style-name="T5">sehr </text:span>hohe Priorität (<text:span text:style-name="T5">1</text:span>)</text:p>
      <text:p text:style-name="P7">Cross Ref: /<text:span text:style-name="T32">LF40/, /LF30/</text:span></text:p>
      <text:p text:style-name="P7"/>
      <text:p text:style-name="P7"><text:soft-page-break/>Use-Case: <text:span text:style-name="T18">View CO2 prediction</text:span></text:p>
      <text:p text:style-name="P7">Actors: <text:span text:style-name="T10">Operator</text:span></text:p>
      <text:p text:style-name="P7">Purpose: <text:span text:style-name="T18">Anzeige des bei aktueller Müllauswahl anfallenden CO2-Ausstoßes</text:span></text:p>
      <text:p text:style-name="P7">Entry Condition: ---</text:p>
      <text:p text:style-name="P7">Overview:</text:p>
      <text:p text:style-name="P7">Exit Condition: ---</text:p>
      <text:p text:style-name="P7">Includes: <text:span text:style-name="T19">Create Combustion</text:span></text:p>
      <text:p text:style-name="P7">Special Req: ---</text:p>
      <text:p text:style-name="P9">Category: <text:span text:style-name="T20">mittlere</text:span> Priorität (<text:span text:style-name="T20">3</text:span>)</text:p>
      <text:p text:style-name="P7">Cross Ref: /<text:span text:style-name="T33">LF50/</text:span></text:p>
      <text:p text:style-name="P7"/>
      <text:p text:style-name="P7">Use-Case: <text:span text:style-name="T21">End Combustion</text:span></text:p>
      <text:p text:style-name="P7">Actors: <text:span text:style-name="T10">Operator</text:span></text:p>
      <text:p text:style-name="P7">Purpose: <text:span text:style-name="T23">Beendet Verbrennung</text:span></text:p>
      <text:p text:style-name="P7">Entry Condition: <text:span text:style-name="T23">Verbrennung wurde gestartet und noch nicht beendet</text:span></text:p>
      <text:p text:style-name="P7">Overview:</text:p>
      <text:p text:style-name="P19">Erlaubt das erneute Starten einer <text:span text:style-name="T24">Verbrennung</text:span></text:p>
      <text:p text:style-name="P7">Exit Condition: <text:span text:style-name="T23">Verbrennung wurde gestoppt</text:span></text:p>
      <text:p text:style-name="P7">Includes: <text:span text:style-name="T23">Erfolgreicher Login</text:span></text:p>
      <text:p text:style-name="P7">Special Req: ---</text:p>
      <text:p text:style-name="P7">Category: <text:span text:style-name="T25">sehr hohe Priorität (1)</text:span></text:p>
      <text:p text:style-name="P7">Cross Ref: /<text:span text:style-name="T34">LF30/</text:span></text:p>
      <text:p text:style-name="P7"/>
      <text:p text:style-name="P7">Use-Case: <text:span text:style-name="T25">View Combustion Reports</text:span></text:p>
      <text:p text:style-name="P7">Actors: <text:span text:style-name="T10">Operator</text:span></text:p>
      <text:p text:style-name="P7">Purpose: <text:span text:style-name="T26">Informationen über stattgefundene Verbrennungen</text:span></text:p>
      <text:p text:style-name="P7">Entry Condition: ---</text:p>
      <text:p text:style-name="P7">Overview:</text:p>
      <text:p text:style-name="P20">Es wird eine Liste der Verbrennungsdetails inklusive CO2-Angaben angezeigt.</text:p>
      <text:p text:style-name="P7">Exit Condition: ---</text:p>
      <text:p text:style-name="P7">Includes: <text:span text:style-name="T26">Erfolgreicher Login</text:span></text:p>
      <text:p text:style-name="P7">Special Req: ---</text:p>
      <text:p text:style-name="P10">Category: <text:span text:style-name="T26">hohe Priorität (2)</text:span></text:p>
      <text:p text:style-name="P7">Cross Ref: /<text:span text:style-name="T35">LF40</text:span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6:21:10.913000000</meta:creation-date>
    <dc:date>2015-11-18T14:26:28.996000000</dc:date>
    <meta:editing-duration>PT1H30M20S</meta:editing-duration>
    <meta:editing-cycles>56</meta:editing-cycles>
    <meta:generator>LibreOffice/4.4.2.2$Windows_x86 LibreOffice_project/c4c7d32d0d49397cad38d62472b0bc8acff48dd6</meta:generator>
    <meta:document-statistic meta:table-count="0" meta:image-count="0" meta:object-count="0" meta:page-count="3" meta:paragraph-count="118" meta:word-count="530" meta:character-count="3940" meta:non-whitespace-character-count="3525"/>
  </office:meta>
</office:document-meta>
</file>